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4pt" style:font-size-asian="14pt" style:font-size-complex="14pt"/>
    </style:style>
    <style:style style:name="P2" style:family="paragraph" style:parent-style-name="Text_20_body">
      <style:text-properties fo:font-size="14pt" fo:language="ru" fo:country="RU" style:font-size-asian="14pt" style:font-size-complex="14pt"/>
    </style:style>
    <style:style style:name="P3" style:family="paragraph" style:parent-style-name="Text_20_body">
      <style:text-properties fo:font-size="14pt" style:font-size-asian="12.25pt" style:font-size-complex="14pt"/>
    </style:style>
    <style:style style:name="P4" style:family="paragraph" style:parent-style-name="Text_20_body">
      <style:text-properties fo:font-size="14pt" style:text-underline-style="solid" style:text-underline-width="auto" style:text-underline-color="font-color" style:font-size-asian="12.25pt" style:font-size-complex="14pt"/>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Table_20_Contents">
      <style:paragraph-properties fo:margin-top="0cm" fo:margin-bottom="0cm" fo:text-align="start" style:justify-single-word="false"/>
      <style:text-properties fo:font-size="14pt" style:font-size-asian="14pt" style:font-size-complex="14pt"/>
    </style:style>
    <style:style style:name="P7" style:family="paragraph" style:parent-style-name="Table_20_Contents">
      <style:paragraph-properties fo:margin-top="0cm" fo:margin-bottom="0.499cm" fo:text-align="start" style:justify-single-word="false"/>
      <style:text-properties fo:font-size="14pt" style:font-size-asian="14pt" style:font-size-complex="14pt"/>
    </style:style>
    <style:style style:name="P8" style:family="paragraph" style:parent-style-name="Table_20_Contents">
      <style:paragraph-properties fo:margin-top="0cm" fo:margin-bottom="0.499cm" fo:text-align="justify" style:justify-single-word="false"/>
      <style:text-properties fo:font-size="14pt" style:font-size-asian="14pt" style:font-size-complex="14pt"/>
    </style:style>
    <style:style style:name="P9" style:family="paragraph" style:parent-style-name="Text_20_body">
      <style:text-properties fo:font-size="14pt" fo:language="ru" fo:country="RU" style:font-size-asian="14pt" style:font-size-complex="14pt"/>
    </style:style>
    <style:style style:name="P10" style:family="paragraph" style:parent-style-name="Text_20_body" style:list-style-name="L1">
      <style:text-properties fo:font-size="14pt" fo:language="ru" fo:country="RU" style:font-size-asian="14pt" style:font-size-complex="14pt"/>
    </style:style>
    <style:style style:name="P11" style:family="paragraph" style:parent-style-name="Text_20_body">
      <style:text-properties fo:font-size="14pt" fo:language="ru" fo:country="RU" style:text-underline-style="none" style:font-size-asian="12.25pt" style:font-size-complex="14pt"/>
    </style:style>
    <style:style style:name="P12" style:family="paragraph" style:parent-style-name="Text_20_body" style:list-style-name="L3">
      <style:text-properties fo:font-size="14pt" fo:language="ru" fo:country="RU" style:text-underline-style="none" style:font-size-asian="12.25pt" style:font-size-complex="14pt"/>
    </style:style>
    <style:style style:name="P13" style:family="paragraph" style:parent-style-name="Text_20_body">
      <style:text-properties fo:font-size="14pt" fo:language="ru" fo:country="RU" style:text-underline-style="none" style:font-size-asian="14pt" style:font-size-complex="14pt"/>
    </style:style>
    <style:style style:name="P14" style:family="paragraph" style:parent-style-name="Text_20_body" style:list-style-name="L3">
      <style:text-properties fo:font-size="14pt" fo:language="ru" fo:country="RU" style:text-underline-style="none" style:font-size-asian="14pt" style:font-size-complex="14pt"/>
    </style:style>
    <style:style style:name="P15" style:family="paragraph" style:parent-style-name="Text_20_body" style:list-style-name="L4">
      <style:text-properties fo:font-size="14pt" fo:language="ru" fo:country="RU" style:text-underline-style="none" style:font-size-asian="14pt" style:font-size-complex="14pt"/>
    </style:style>
    <style:style style:name="P16" style:family="paragraph" style:parent-style-name="Text_20_body" style:list-style-name="L3">
      <style:text-properties fo:font-size="14pt" style:font-size-asian="14pt" style:font-size-complex="14pt"/>
    </style:style>
    <style:style style:name="P17" style:family="paragraph" style:parent-style-name="Text_20_body" style:list-style-name="L2">
      <style:text-properties fo:font-size="14pt" style:font-size-asian="12.25pt" style:font-size-complex="14pt"/>
    </style:style>
    <style:style style:name="P18" style:family="paragraph" style:parent-style-name="Text_20_body" style:list-style-name="L4">
      <style:text-properties fo:font-size="14pt" style:text-underline-style="solid" style:text-underline-width="auto" style:text-underline-color="font-color" style:font-size-asian="12.25pt" style:font-size-complex="14pt"/>
    </style:style>
    <style:style style:name="P19" style:family="paragraph" style:parent-style-name="Text_20_body" style:list-style-name="L3">
      <style:paragraph-properties fo:margin-top="0cm" fo:margin-bottom="0cm"/>
      <style:text-properties fo:font-size="14pt" style:font-size-asian="14pt" style:font-size-complex="14pt"/>
    </style:style>
    <style:style style:name="P20" style:family="paragraph" style:parent-style-name="Text_20_body" style:list-style-name="L3">
      <style:paragraph-properties fo:margin-top="0cm" fo:margin-bottom="0cm"/>
      <style:text-properties fo:font-size="14pt" fo:language="ru" fo:country="RU" style:text-underline-style="none" style:font-size-asian="14pt" style:font-size-complex="14pt"/>
    </style:style>
    <style:style style:name="P21" style:family="paragraph" style:parent-style-name="Heading_20_1">
      <style:paragraph-properties fo:margin-left="0cm" fo:margin-right="0cm" fo:text-indent="0cm" style:auto-text-indent="false"/>
      <style:text-properties fo:language="ru" fo:country="RU"/>
    </style:style>
    <style:style style:name="P22" style:family="paragraph" style:parent-style-name="Heading_20_2">
      <style:text-properties fo:language="ru" fo:country="RU"/>
    </style:style>
    <style:style style:name="P23" style:family="paragraph" style:parent-style-name="Heading_20_2">
      <style:text-properties fo:language="ru" fo:country="RU" style:text-underline-style="none"/>
    </style:style>
    <style:style style:name="P24" style:family="paragraph" style:parent-style-name="Heading_20_3">
      <style:text-properties fo:language="ru" fo:country="RU"/>
    </style:style>
    <style:style style:name="P25" style:family="paragraph" style:parent-style-name="Table_20_Contents" style:list-style-name="L5">
      <style:paragraph-properties fo:margin-top="0cm" fo:margin-bottom="0cm" fo:text-align="start" style:justify-single-word="false"/>
      <style:text-properties fo:font-size="14pt" style:font-size-asian="14pt" style:font-size-complex="14pt"/>
    </style:style>
    <style:style style:name="P26" style:family="paragraph" style:parent-style-name="Table_20_Contents" style:list-style-name="L6">
      <style:paragraph-properties fo:margin-top="0cm" fo:margin-bottom="0cm" fo:text-align="start" style:justify-single-word="false"/>
      <style:text-properties fo:font-size="14pt" style:font-size-asian="14pt" style:font-size-complex="14pt"/>
    </style:style>
    <style:style style:name="P27" style:family="paragraph" style:parent-style-name="Table_20_Contents" style:list-style-name="L7">
      <style:paragraph-properties fo:margin-top="0cm" fo:margin-bottom="0cm" fo:text-align="start" style:justify-single-word="false"/>
      <style:text-properties fo:font-size="14pt" style:font-size-asian="14pt" style:font-size-complex="14pt"/>
    </style:style>
    <style:style style:name="P28" style:family="paragraph" style:parent-style-name="Table_20_Contents" style:list-style-name="L8">
      <style:paragraph-properties fo:margin-top="0cm" fo:margin-bottom="0cm" fo:text-align="start" style:justify-single-word="false"/>
      <style:text-properties fo:font-size="14pt" style:font-size-asian="14pt" style:font-size-complex="14pt"/>
    </style:style>
    <style:style style:name="P29" style:family="paragraph" style:parent-style-name="Table_20_Contents" style:list-style-name="L9">
      <style:paragraph-properties fo:margin-top="0cm" fo:margin-bottom="0cm" fo:text-align="start" style:justify-single-word="false"/>
      <style:text-properties fo:font-size="14pt" style:font-size-asian="14pt" style:font-size-complex="14pt"/>
    </style:style>
    <style:style style:name="T1" style:family="text">
      <style:text-properties fo:language="ru" fo:country="RU"/>
    </style:style>
    <style:style style:name="T2" style:family="text">
      <style:text-properties fo:language="ru" fo:country="RU" style:text-underline-style="none"/>
    </style:style>
    <style:style style:name="T3" style:family="text">
      <style:text-properties fo:language="ru" fo:country="RU" style:text-underline-style="none" style:font-size-asian="14pt"/>
    </style:style>
    <style:style style:name="T4" style:family="text">
      <style:text-properties fo:language="en" fo:country="US"/>
    </style:style>
    <style:style style:name="T5" style:family="text">
      <style:text-properties fo:language="en" fo:country="US" fo:font-style="normal" style:text-underline-style="solid" style:text-underline-width="auto" style:text-underline-color="font-color" style:font-style-asian="normal" style:font-style-complex="normal"/>
    </style:style>
    <style:style style:name="T6" style:family="text">
      <style:text-properties fo:language="en" fo:country="US" style:text-underline-style="solid" style:text-underline-width="auto" style:text-underline-color="font-color"/>
    </style:style>
    <style:style style:name="T7" style:family="text">
      <style:text-properties fo:language="en" fo:country="US" style:text-underline-style="none"/>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fo:font-weight="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Вопрос 8. Реляционная модель данных. Основные понятия и определения. Связывание отношений. Контроль целостности связей.</text:h>
      <text:h text:style-name="P22" text:outline-level="2">Реляционная модель данных. Основные понятия и определения.</text:h>
      <text:p text:style-name="P2">Основными понятиями реляционных баз данных являются тип данных, домен, атрибут, кортеж, первичный ключ и отношение.</text:p>
      <text:p text:style-name="P1"><text:span text:style-name="T1">Реляционная модель данных основывается на понятии отношения </text:span><text:span text:style-name="T4">(relation).</text:span></text:p>
      <text:p text:style-name="P1"><text:span text:style-name="T4">Понятие </text:span><text:span text:style-name="T5">тип данных</text:span><text:span text:style-name="T4"> в реляционной модели данных полностью адекватно понятию типа данных в языках программирования. Обычно в современных реляционных БД допускается хранение символьных, числовых данных, битовых строк, специализированных числовых данных (таких как "деньги"), а также специальных "темпоральных" данных (дата, время, временной интервал). </text:span></text:p>
      <text:p text:style-name="P2"><text:span text:style-name="T8">Домен</text:span> — это допустимое потенциальное множество значений данного типа. Домен определяется типом значений и условием, применяемого к элементу данного типа.</text:p>
      <text:p text:style-name="P1"><text:span text:style-name="T6">Схема отношения</text:span><text:span text:style-name="T4"> - это именованное множество пар {имя атрибута, имя домена (или типа, если понятие домена не поддерживается)}. Степень или "арность" схемы отношения - мощность этого множества.</text:span></text:p>
      <text:p text:style-name="P1"><text:span text:style-name="T6">Схема БД</text:span><text:span text:style-name="T4"> (в структурном смысле) - это набор именованных схем отношений.</text:span></text:p>
      <text:p text:style-name="P1"><text:span text:style-name="T6">Кортеж</text:span><text:span text:style-name="T4">, соответствующий данной схеме отношения, - это множество пар {имя атрибута, значение}, которое содержит одно вхождение каждого имени атрибута, принадлежащего схеме отношения. "Значение" является допустимым значением домена данного атрибута (или типа данных, если понятие домена не поддерживается). Тем самым, степень или "арность" кортежа, т.е. число элементов в нем, совпадает с "арностью" соответствующей схемы отношения. Попросту говоря, </text:span><text:span text:style-name="T6">кортеж</text:span><text:span text:style-name="T4"> - это набор именованных значений заданного типа.</text:span></text:p>
      <text:p text:style-name="P1"><text:span text:style-name="T6">Отношение</text:span><text:span text:style-name="T4"> - это множество кортежей, соответствующих одной схеме отношения. Иногда, чтобы не путаться, говорят "отношение-схема" и "отношение-экземпляр", иногда схему отношения называют заголовком отношения, а отношение как набор кортежей - телом отношения.</text:span></text:p>
      <text:h text:style-name="P24" text:outline-level="3">Фундаментальные свойства отношений.</text:h>
      <text:list xml:id="list34156543" text:style-name="L1">
        <text:list-item>
          <text:p text:style-name="P10">Отсутствие кортежей дубликатов;</text:p>
        </text:list-item>
        <text:list-item>
          <text:p text:style-name="P10">Отсутствие упорядоченности атрибутов;</text:p>
        </text:list-item>
        <text:list-item>
          <text:p text:style-name="P10">Отсутствие упорядоченности кортежей;</text:p>
        </text:list-item>
        <text:list-item>
          <text:p text:style-name="P10">Все значения атрибутов атомарны.</text:p>
        </text:list-item>
      </text:list>
      <text:h text:style-name="Heading_20_3" text:outline-level="3">Характеристика РМД</text:h>
      <text:p text:style-name="P3">Согласно Дейту, РМД состоит из 3х частей, описывающий разные аспекты реляционного подхода:</text:p>
      <text:list xml:id="list34164038" text:style-name="L2">
        <text:list-item>
          <text:p text:style-name="P17">структурная часть;</text:p>
        </text:list-item>
        <text:list-item>
          <text:p text:style-name="P17">манипуляционная часть;</text:p>
        </text:list-item>
        <text:list-item>
          <text:p text:style-name="P17">целостная часть.</text:p>
        </text:list-item>
      </text:list>
      <text:p text:style-name="P4"><text:soft-page-break/>Структурная часть<text:span text:style-name="T9"> определяет, что единственным типом данных используемом в реляционных БД является нормализованное </text:span><text:span text:style-name="T7">n-</text:span><text:span text:style-name="T2">арное отношение.</text:span></text:p>
      <text:p text:style-name="P4"><text:span text:style-name="T1">Манипуляционная часть</text:span><text:span text:style-name="T2"> определяет 2 фундаментальных механизма манипулирования БД:</text:span></text:p>
      <text:list xml:id="list34138513" text:style-name="L3">
        <text:list-item>
          <text:p text:style-name="P12">реляционная алгебра — базируется на классической теории множеств;</text:p>
        </text:list-item>
        <text:list-item>
          <text:p text:style-name="P12">реляционные исчисления — базируется на классическом логическом аппарате исчисления предикатов первого порядка.</text:p>
        </text:list-item>
      </text:list>
      <text:p text:style-name="P11">В манипуляционной составляющей определяются два базовых механизма манипулирования реляционными данными:</text:p>
      <text:list xml:id="list34159769" text:continue-numbering="true" text:style-name="L3">
        <text:list-item>
          <text:p text:style-name="P14">основанная на теории множеств реляционная алгебра;</text:p>
        </text:list-item>
        <text:list-item>
          <text:p text:style-name="P14">базирующееся на математической логике (точнее, на исчислении предикатов первого порядка) реляционное исчисление.</text:p>
        </text:list-item>
      </text:list>
      <text:p text:style-name="P13">Основная идея реляционной алгебры состоит в том, что коль скоро отношения являются множествами, то средства манипулирования отношениями могут базироваться на традиционных теоретико-множественных операциях, дополненных некоторыми специальными операциями, специфичными для баз данных.</text:p>
      <text:list xml:id="list34154348" text:continue-numbering="true" text:style-name="L3">
        <text:list-item>
          <text:p text:style-name="P20">объединения отношений; </text:p>
        </text:list-item>
        <text:list-item>
          <text:p text:style-name="P19">пересечения отношений; </text:p>
        </text:list-item>
        <text:list-item>
          <text:p text:style-name="P19">взятия разности отношений; </text:p>
        </text:list-item>
        <text:list-item>
          <text:p text:style-name="P16">прямого произведения отношений. </text:p>
          <text:p text:style-name="P16">Специальные реляционные операции включают: </text:p>
        </text:list-item>
        <text:list-item>
          <text:p text:style-name="P19">ограничение отношения; </text:p>
        </text:list-item>
        <text:list-item>
          <text:p text:style-name="P19">проекцию отношения; </text:p>
        </text:list-item>
        <text:list-item>
          <text:p text:style-name="P19">соединение отношений; </text:p>
        </text:list-item>
        <text:list-item>
          <text:p text:style-name="P16">деление отношений. </text:p>
        </text:list-item>
      </text:list>
      <text:p text:style-name="P5">Разяснение операций</text:p>
      <text:list xml:id="list34170446" text:continue-numbering="true" text:style-name="L3">
        <text:list-item>
          <text:p text:style-name="P16">При выполнении операции объединения двух отношений производится отношение, включающее все кортежи, входящие хотя бы в одно из отношений-операндов. </text:p>
        </text:list-item>
        <text:list-item>
          <text:p text:style-name="P19">Операция пересечения двух отношений производит отношение, включающее все кортежи, входящие в оба отношения-операнда. </text:p>
        </text:list-item>
        <text:list-item>
          <text:p text:style-name="P19">Отношение, являющееся разностью двух отношений включает все кортежи, входящие в отношение - первый операнд, такие, что ни один из них не входит в отношение, являющееся вторым операндом. </text:p>
        </text:list-item>
        <text:list-item>
          <text:p text:style-name="P19">При выполнении прямого произведения двух отношений производится отношение, кортежи которого являются конкатенацией (сцеплением) кортежей первого и второго операндов. </text:p>
        </text:list-item>
        <text:list-item>
          <text:p text:style-name="P19">Результатом ограничения отношения по некоторому условию является отношение, включающее кортежи отношения-операнда, удовлетворяющее этому условию. </text:p>
        </text:list-item>
        <text:list-item>
          <text:p text:style-name="P19">При выполнении проекции отношения на заданный набор его атрибутов производится отношение, кортежи которого производятся путем взятия соответствующих значений из кортежей отношения-операнда. </text:p>
        </text:list-item>
        <text:list-item>
          <text:p text:style-name="P19">При соединении двух отношений по некоторому условию образуется результирующее отношение, кортежи которого являются конкатенацией кортежей первого и второго отношений и удовлетворяют этому условию. </text:p>
        </text:list-item>
        <text:list-item>
          <text:p text:style-name="P19"><text:soft-page-break/>У операции реляционного деления два операнда - бинарное и унарное отношения. Результирующее отношение состоит из одноатрибутных кортежей, включающих значения первого атрибута кортежей первого операнда таких, что множество значений второго атрибута (при фиксированном значении первого атрибута) совпадает со множеством значений второго операнда. </text:p>
        </text:list-item>
        <text:list-item>
          <text:p text:style-name="P19">Операция переименования производит отношение, тело которого совпадает с телом операнда, но имена атрибутов изменены. </text:p>
        </text:list-item>
        <text:list-item>
          <text:p text:style-name="P14">Операция присваивания позволяет сохранить результат вычисления реляционного выражения в существующем отношении БД. </text:p>
        </text:list-item>
      </text:list>
      <text:p text:style-name="P4"><text:span text:style-name="T2">В </text:span><text:span text:style-name="T1">целостной части</text:span><text:span text:style-name="T2"> фиксируются 2 базовых требования целостности:</text:span></text:p>
      <text:list xml:id="list34139857" text:style-name="L4">
        <text:list-item>
          <text:p text:style-name="P18"><text:span text:style-name="T2">целостность кортежей (целостность первичного</text:span><text:span text:style-name="T3"> ключа) — каждый кортеж в отношении должен быть уникально идентифицирован.</text:span></text:p>
        </text:list-item>
        <text:list-item>
          <text:p text:style-name="P15">целостность отношений по ссылкам - для каждого значения внешнего ключа, появляющегося в ссылающемся отношении, в отношении, на которое ведет ссылка, должен найтись кортеж с таким же значением первичного ключа, либо значение внешнего ключа должно быть неопределенным.</text:p>
        </text:list-item>
      </text:list>
      <text:h text:style-name="P23" text:outline-level="2">Связывание отношений</text:h>
      <text:p text:style-name="P7">Между таблицами могут устанавливаться бинарные (между двумя таблицами), тернарные (между тремя таблицами) и, в общем случае, n-арные связи. Рассмотрим наиболее часто встречающиеся <text:span text:style-name="T8">бинарные</text:span> связи. <text:line-break/><text:line-break/>При связывании двух таблиц выделяют основную и дополнительную (подчиненную) таблицы. Логическое связывание таблиц производится с помощью <text:span text:style-name="T10">ключа связи</text:span>. <text:line-break/><text:line-break/>Ключ связи, по аналогии с обычным ключом таблицы, состоит из одного или нескольких полей, которые в данном случае называют <text:span text:style-name="T10">полями связи</text:span> (ПС). <text:line-break/><text:line-break/>Суть связывания состоит в установлении соответствия полей связи основной и дополнительной таблиц. Поля связи основной таблицы могут быть обычными и ключевыми. В качестве полей связи подчиненной таблицы чаще всего используют ключевые поля. <text:line-break/><text:line-break/>В зависимости от того, как определены поля связи основной и дополнительной таблиц (как соотносятся ключевые поля с полями связи), между двумя таблицами в общем случае могут устанавливаться следующие четыре основные вида связи (табл. 3.2): </text:p>
      <text:list xml:id="list34139498" text:style-name="L5">
        <text:list-item>
          <text:p text:style-name="P25">один - один (1:1); </text:p>
        </text:list-item>
        <text:list-item>
          <text:p text:style-name="P25">один - много (1:М);</text:p>
        </text:list-item>
        <text:list-item>
          <text:p text:style-name="P25">много - один (М:1);</text:p>
        </text:list-item>
        <text:list-item>
          <text:p text:style-name="P25">много - много (М:М или M:N). </text:p>
        </text:list-item>
      </text:list>
      <text:p text:style-name="P6"/>
      <text:p text:style-name="P8">Связь вида 1:1 образуется в случае, когда все поля связи основной и дополнительной таблиц являются ключевыми. Поскольку значения в ключевых полях обеих таблиц не повторяются, обеспечивается взаимнооднозначное соответствие записей из этих таблиц. Сами таблицы, по сути, здесь становятся равноправными.</text:p>
      <text:p text:style-name="P8">Связь 1:М имеет место в случае, когда одной записи основной таблицы соответствует <text:soft-page-break/>несколько записей вспомогательной таблицы.</text:p>
      <text:p text:style-name="P8">Связь М:1 имеет место в случае, когда одной или нескольким записям основной таблицы ставится в соответствие одна запись дополнительной таблицы.</text:p>
      <text:p text:style-name="P8">Самый общий вид связи М:М возникает в случаях, когда нескольким записям основной таблицы соответствует несколько записей дополнительной таблицы.</text:p>
      <text:h text:style-name="Heading_20_2" text:outline-level="2">Контроль целостности связей</text:h>
      <text:p text:style-name="P7">Из перечисленных видов связи наиболее широко используется связь вида 1:М. Связь вида 1:1 можно считать частным случаем связи 1:М, когда одной записи главной таблицы соответствует одна запись вспомогательной таблицы. Связь М:1, по сути, является "зеркальным отображением" связи 1:М. Оставшийся вид связи М:М характеризуется как слабый вид связи или даже как отсутствие связи. Поэтому в дальнейшем рассматривается связь вида 1:М. <text:line-break/><text:line-break/>Напомним, что при образовании связи вида 1:М одна запись главной таблицы (главная, родительская запись) оказывается связанной с несколькими записями дополнительной (дополнительные, подчиненные записи) и имеет место схема, показанная на рис. 3.6. <text:line-break/><text:line-break/>Контроль целостности связей обычно означает анализ содержимого двух таблиц на соблюдение следующих правил: </text:p>
      <text:list xml:id="list34156698" text:style-name="L6">
        <text:list-item>
          <text:p text:style-name="P26">каждой записи основной таблицы соответствует нуль или более записей дополнительной таблицы;</text:p>
        </text:list-item>
        <text:list-item>
          <text:p text:style-name="P26">в дополнительной таблице нет записей, которые не имеют родительских записей в основной таблице;</text:p>
        </text:list-item>
        <text:list-item>
          <text:p text:style-name="P26">каждая запись дополнительной таблицы имеет только одну родительскую запись основной таблицы. </text:p>
        </text:list-item>
      </text:list>
      <text:p text:style-name="P6"><text:line-break/>Опишем действие контроля целостности при манипулировании данными в таблицах. Рассмотрим три основные операции над данными двух таблиц: </text:p>
      <text:list xml:id="list34155595" text:style-name="L7">
        <text:list-item>
          <text:p text:style-name="P27">ввод новых записей;</text:p>
        </text:list-item>
        <text:list-item>
          <text:p text:style-name="P27">модификацию записей;</text:p>
        </text:list-item>
        <text:list-item>
          <text:p text:style-name="P27">удаление записей. </text:p>
        </text:list-item>
      </text:list>
      <text:p text:style-name="P6"><text:line-break/>При <text:span text:style-name="T10">вводе новых записей</text:span> возникает вопрос определения последовательности ввода записей в таблицы такой, чтобы не допустить нарушение целостности. Исходя из приведенных правил, логичной является схема, при которой данные сначала вводятся в основную таблицу, а потом - в дополнительную.<text:line-break/><text:line-break/>В процессе заполнения <text:span text:style-name="T8">основной</text:span> таблицы контроль значений полей связи ведется как контроль обычного ключа (на совпадение со значениями тех же полей других записей). Заполнение полей связи <text:span text:style-name="T8">дополнительной</text:span> таблицы контролируется на предмет совпадения со значениями полей связи основной таблицы. Если вновь вводимое значение в поле связи дополнительной таблицы не совпадет ни с одним соответствующим значением в записях основной таблицы, то ввод такого значения должен блокироваться. <text:line-break/><text:line-break/><text:soft-page-break/><text:span text:style-name="T10">Модификация записей</text:span>. Изменение содержимого полей связанных записей, не относящихся к полям связи, очевидно, должно происходить обычным образом. Нас будет интересовать механизм изменения полей связи. <text:line-break/><text:line-break/>При редактировании полей связи дополнительной таблицы очевидным требованием является то, чтобы новое значение поля связи <text:span text:style-name="T8">совпадало с</text:span> соответствующим значением какой-либо записи основной таблицы. Т. е. дополнительная запись может сменить <text:span text:style-name="T8">родителя</text:span>, но остаться без него не должна. <text:line-break/><text:line-break/>Редактирование поля связи основной таблицы разумно подчинить одному из cледующих правил: </text:p>
      <text:p text:style-name="P6"/>
      <text:list xml:id="list34153194" text:style-name="L8">
        <text:list-item>
          <text:p text:style-name="P28">редактировать записи, у которых нет подчиненных записей. Если есть подчиненные записи, то блокировать модификацию полей связи;</text:p>
        </text:list-item>
        <text:list-item>
          <text:p text:style-name="P28">изменения в полях связи основной записи мгновенно передавать во все поля связи всех записей дополнительной таблицы (каскадное обновление). <text:line-break/></text:p>
        </text:list-item>
      </text:list>
      <text:p text:style-name="P6">В операциях <text:span text:style-name="T10">удаления записей</text:span> связанных таблиц большую свободу, очевидно, имеют записи дополнительной таблицы. Удаление их должно происходить практически бесконтрольно. <text:line-break/><text:line-break/>Удаление записей основной таблицы логично подчинить одному из следующих правил: <text:line-break/></text:p>
      <text:list xml:id="list34149801" text:style-name="L9">
        <text:list-item>
          <text:p text:style-name="P29">удалять можно запись, которая не имеет подчиненных записей;</text:p>
        </text:list-item>
        <text:list-item>
          <text:p text:style-name="P29">запретить (блокировать) удаление записи при наличии подчиненных записей, либо удалять ее вместе со всеми подчиненными записями (каскадное удаление).</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0.499cm" fo:margin-top="0.499cm" fo:margin-bottom="0.499cm" fo:margin-left="0.499cm" fo:margin-right="0.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text:page-number></text:p>
      </style:footer>
      <style:footer-left>
        <text:p text:style-name="Footer"><text:page-number text:select-page="current">4</text:page-number></text:p>
      </style:foot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9T14:15:05.14</meta:creation-date>
    <dc:date>2012-08-07T14:02:02.59</dc:date>
    <meta:editing-duration>PT42M6S</meta:editing-duration>
    <meta:editing-cycles>5</meta:editing-cycles>
    <meta:generator>LibreOffice/3.5$Windows_x86 LibreOffice_project/165a79a-7059095-e13bb37-fef39a4-9503d18</meta:generator>
    <meta:document-statistic meta:table-count="0" meta:image-count="0" meta:object-count="0" meta:page-count="5" meta:paragraph-count="78" meta:word-count="1378" meta:character-count="10251" meta:non-whitespace-character-count="9462"/>
  </office:meta>
</office:document-meta>
</file>